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Subtitle" style:list-style-name="диалог"/>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3">
      <style:paragraph-properties fo:break-before="pag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Para_20_05" style:master-page-name="MP0">
      <style:paragraph-properties fo:text-align="center" style:justify-single-word="false" style:page-number="auto" fo:break-before="page"/>
    </style:style>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text-properties style:use-window-font-color="true" style:text-underline-style="none"/>
    </style:style>
    <style:style style:name="P104" style:family="paragraph" style:parent-style-name="Text_20_body" style:list-style-name="диалог">
      <style:text-properties style:use-window-font-color="true" style:text-underline-style="none"/>
    </style:style>
    <style:style style:name="P105" style:family="paragraph" style:parent-style-name="Text_20_body" style:list-style-name="L3">
      <style:text-properties style:use-window-font-color="true" style:text-underline-style="none"/>
    </style:style>
    <style:style style:name="P106" style:family="paragraph" style:parent-style-name="Text_20_body" style:list-style-name="диалог">
      <style:text-properties style:use-window-font-color="true" style:text-underline-style="none" fo:font-weight="normal" style:font-weight-asian="normal" style:font-weight-complex="normal"/>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ist_20_4">
      <style:text-properties style:use-window-font-color="true"/>
    </style:style>
    <style:style style:name="P109" style:family="paragraph" style:parent-style-name="Text_20_body" style:list-style-name="L3">
      <style:text-properties style:use-window-font-color="true"/>
    </style:style>
    <style:style style:name="P110" style:family="paragraph" style:parent-style-name="Text_20_body" style:list-style-name="L4">
      <style:text-properties style:use-window-font-color="true"/>
    </style:style>
    <style:style style:name="P111"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9"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6532258538710247431"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не побоюсь этого слова — с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093102267483900386" text:style-name="диалог">
        <text:list-item>
          <text:p text:style-name="P92">Ты переживаешь напрасно!</text:p>
        </text:list-item>
      </text:list>
      <text:p text:style-name="P14"><text:soft-page-break/>Или:</text:p>
      <text:list xml:id="list40349697" text:continue-numbering="true" text:style-name="диалог">
        <text:list-item>
          <text:p text:style-name="P92">Тебе нужно просто успокоиться!</text:p>
        </text:list-item>
      </text:list>
      <text:p text:style-name="P14">А если ваши отношения уже закончились, то вы, скорее всего, в отчаянии, но слышите:</text:p>
      <text:list xml:id="list40357745" text:continue-numbering="true" text:style-name="диалог">
        <text:list-item>
          <text:p text:style-name="P92">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37</dc:date><text:p text:style-name="P143"><text:span text:style-name="T66">эмпатия</text:span></text:p><text:p text:style-name="P143"><text:span text:style-name="T66">эмпатии</text:span></text:p><text:p text:style-name="P143"><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2803245837950952450"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37</dc:date><text:p text:style-name="P143"><text:span text:style-name="T66">«психоанализ»</text:span></text:p><text:p text:style-name="P143"><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367703"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031121823782613047" text:style-name="L2">
        <text:list-header>
          <text:p text:style-name="P114"><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38</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0347643" text:continue-list="list40357745"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0353358" text:continue-list="list40367703"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80" text:outline-level="1"><text:s/>Часть 1. <text:line-break/>Воспоминания</text:h>
      <text:p text:style-name="P65"/>
      <text:h text:style-name="P82"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40361753" text:continue-list="list40347643"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362279"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4">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353438"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372360"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text:soft-page-break/>*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344666"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oft-page-break/><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2"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0370922"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355094"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356139"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text:soft-page-break/>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2"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не уверена,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0343704"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40346890"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2"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347258"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347917"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0360736"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40365102" text:continue-numbering="true" text:style-name="диалог">
        <text:list-item>
          <text:p text:style-name="P92">Мы же живем вместе, что тебе еще надо?!</text:p>
        </text:list-item>
      </text:list>
      <text:p text:style-name="P14">Или:</text:p>
      <text:list xml:id="list40371486" text:continue-numbering="true" text:style-name="диалог">
        <text:list-item>
          <text:p text:style-name="P92">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0357942" text:continue-numbering="true" text:style-name="диалог">
        <text:list-item>
          <text:p text:style-name="P92">Что ты выдумываешь?</text:p>
        </text:list-item>
      </text:list>
      <text:p text:style-name="P14"><text:soft-page-break/>Или:</text:p>
      <text:list xml:id="list40369841"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374195"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363080"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0368366" text:continue-list="list40353358"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2"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355897" text:continue-list="list40363080"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346966" text:continue-numbering="true" text:style-name="диалог">
        <text:list-item>
          <text:p text:style-name="P92">Уже лучше.</text:p>
        </text:list-item>
        <text:list-item>
          <text:p text:style-name="P92">Ну это уже куда не шло!..</text:p>
        </text:list-item>
      </text:list>
      <text:p text:style-name="P14">Или:</text:p>
      <text:list xml:id="list40375556"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0352027"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344286"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0359218" text:continue-list="list40368366"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2"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364628" text:continue-list="list40344286"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367562"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365380"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372722"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368269"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350988"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346637"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2"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366399" text:continue-numbering="true" text:style-name="диалог">
        <text:list-item>
          <text:p text:style-name="P92">Я вчера ходил в кино.</text:p>
        </text:list-item>
      </text:list>
      <text:p text:style-name="P14">Мы едем в за город отдыхать, он скажет:</text:p>
      <text:list xml:id="list40363005"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354307"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0367518"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362106"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40370896"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0359739"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352545"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0366513"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359477"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0354622"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358607"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365259"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345277"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352611"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367982"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358150"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374277"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2"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358120"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0349977"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374949"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363924" text:continue-numbering="true" text:style-name="диалог">
        <text:list-item>
          <text:p text:style-name="P92">Неужели тебе нравятся такое общение!?</text:p>
        </text:list-item>
      </text:list>
      <text:p text:style-name="P28">Ответ всегда был один:</text:p>
      <text:list xml:id="list40352832"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0354625" text:continue-list="list40359218"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0362212" text:continue-list="list40352832"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0364807"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2685337819228701357"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366767" text:continue-list="list40364807"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352754"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2"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372268"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0374636"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352276"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372310"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354955"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0360939" text:continue-numbering="true" text:style-name="диалог">
        <text:list-item>
          <text:p text:style-name="P96">Пойдем купим тебе что-нибудь новое.</text:p>
        </text:list-item>
      </text:list>
      <text:p text:style-name="P4">Он отвечал:</text:p>
      <text:list xml:id="list40349446"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350335"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0376422"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346027"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366369"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348769"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2"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369002"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0358644"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364451"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356895"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0367552"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368016"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0362035"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0361351"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0369034"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2"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0365176"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0358401"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365279" text:continue-numbering="true" text:style-name="диалог">
        <text:list-item>
          <text:p text:style-name="P96">А я тут при чем?!</text:p>
        </text:list-item>
      </text:list>
      <text:p text:style-name="P4">Или:</text:p>
      <text:list xml:id="list40344713"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346796"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353554"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0349409" text:continue-numbering="true" text:style-name="диалог">
        <text:list-item>
          <text:p text:style-name="P112"><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360989"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366433"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0362461"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40348165"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355188"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2"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375651"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40371475"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40371456"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0374268"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347572"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0364989"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0345226"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364058" text:continue-numbering="true" text:style-name="диалог">
        <text:list-item>
          <text:p text:style-name="P96">Ну говорил, так говорил... Я снова все напутала.</text:p>
          <text:p text:style-name="P136"/>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0372592" text:continue-numbering="true" text:style-name="диалог">
        <text:list-item>
          <text:p text:style-name="P96">Но ведь было же!</text:p>
        </text:list-item>
      </text:list>
      <text:p text:style-name="P4">Но мне повторяли и повторяли:</text:p>
      <text:list xml:id="list40370056"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0358499"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349726"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366844"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0352099"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40374167"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0357237"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0361054"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368202" text:continue-numbering="true" text:style-name="диалог">
        <text:list-item>
          <text:p text:style-name="P96">Да все считают, что ты неадекватная!</text:p>
        </text:list-item>
      </text:list>
      <text:p text:style-name="P4">Или:</text:p>
      <text:list xml:id="list40346626"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359456"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355046"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0352349"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362255"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350311"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0345105" text:continue-numbering="true" text:style-name="диалог">
        <text:list-item>
          <text:p text:style-name="P112"><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2"><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0365111"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2"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369606"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0371910"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361388"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0354427"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0360454" text:continue-list="list2685337819228701357"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0368690" text:continue-list="list40354427"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368956"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358319"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0371983"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348790"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2"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361117"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360013"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352069"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366334"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0367594"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0365847"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0372016"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346040"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2"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0345756"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0375210"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344005"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0345174"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2"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0365557"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354134"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350187"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2"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0356793"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0368287" text:continue-list="list40360454" text:style-name="List_20_1">
        <text:list-item>
          <text:list>
            <text:list-item>
              <text:p text:style-name="P97">мне это не нравится;</text:p>
            </text:list-item>
            <text:list-item>
              <text:p text:style-name="P97">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0373293" text:continue-list="list40356793"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2"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347447" text:continue-numbering="true" text:style-name="диалог">
        <text:list-item>
          <text:p text:style-name="P96">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0347561"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0368527"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2"><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366682"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354811"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355020"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346674"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0359860" text:continue-numbering="true" text:style-name="диалог">
        <text:list-item>
          <text:p text:style-name="P96">Давай завтра созвонимся и обсудим <text:span text:style-name="T47">&lt;</text:span>уже не помню что<text:span text:style-name="T47">&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0346241"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354509"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0373695"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361874"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365969"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376036"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346610"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0343777"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0351289"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0351865"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0367838" text:continue-numbering="true" text:style-name="диалог">
        <text:list-item>
          <text:p text:style-name="P112"><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0349813" text:continue-numbering="true" text:style-name="диалог">
        <text:list-item>
          <text:p text:style-name="P112"><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343757"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371742"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0360469"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344989" text:continue-list="list40354625"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344364" text:continue-list="list40360469" text:style-name="диалог">
        <text:list-item>
          <text:p text:style-name="P112"><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367814"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0345879" text:continue-numbering="true" text:style-name="диалог">
        <text:list-item>
          <text:p text:style-name="P96"><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369403"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362565" text:continue-numbering="true" text:style-name="диалог">
        <text:list-item>
          <text:p text:style-name="P112"><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0364854"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0368867"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0373650" text:continue-numbering="true" text:style-name="диалог">
        <text:list-item>
          <text:p text:style-name="P112"><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40373467"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0350647"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0349932"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371230"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0372612"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0345101"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0357171" text:continue-numbering="true" text:style-name="диалог">
        <text:list-item>
          <text:p text:style-name="P112"><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347819" text:continue-numbering="true" text:style-name="диалог">
        <text:list-item>
          <text:p text:style-name="P96"><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2" text:outline-level="2"><text:s/><text:bookmark-start text:name="Glava_22__Gori_v_adu"/>Глава 22. <text:line-break/>Гори в аду<text:bookmark-end text:name="Glava_22__Gori_v_adu"/></text:h>
      <text:p text:style-name="P47">Весна покажет кто где срал.</text:p>
      <text:p text:style-name="P57">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373751"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0345517" text:continue-numbering="true" text:style-name="диалог">
        <text:list-item>
          <text:p text:style-name="P112"><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364978"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0366690"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0375176"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0366123"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2"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352507" text:continue-numbering="true" text:style-name="диалог">
        <text:list-item>
          <text:p text:style-name="P96">Что, ручки из жопы?</text:p>
        </text:list-item>
      </text:list>
      <text:p text:style-name="P4"><text:soft-page-break/>Или:</text:p>
      <text:list xml:id="list40375714"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369391" text:continue-list="list40344989"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3"><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0347636" text:continue-list="list40375714"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0366102"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2"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1"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0351822"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40356166"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0351546"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0350134" text:continue-numbering="true" text:style-name="диалог">
        <text:list-item>
          <text:p text:style-name="P116">Ты одна тут?</text:p>
        </text:list-item>
      </text:list>
      <text:p text:style-name="P32">И вы отвечаете, мол:</text:p>
      <text:list xml:id="list40353895"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40368215"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0356146"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0353423"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0366305"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0371228"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0363907"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9017042967500298701" text:style-name="List_20_2">
        <text:list-item>
          <text:p text:style-name="P126">Кластер <text:span text:style-name="T47">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2">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47">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358656" text:continue-list="list40368287"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5078426966387250168"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0356022" text:continue-list="list40369391"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0375172"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366586"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374770"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0359987" text:continue-list="list40358656"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356462" text:continue-list="list40374770"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3857283612968017316"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1">.</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353405" text:continue-list="list40356462"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367363" text:continue-numbering="true" text:style-name="список_20_перечисление">
        <text:list-item>
          <text:p text:style-name="P113">«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884934923524348693"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1">(a </text:span><text:span text:style-name="T22">или </text:span><text:span text:style-name="T51">b)</text:span><text:span text:style-name="T50">:</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9">(a </text:span><text:span text:style-name="T4">или </text:span><text:span text:style-name="T49">b)</text:span><text:span text:style-name="T50">:</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0370321" text:continue-list="list40367363"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1"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360699" text:continue-list="list40363907"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0367424"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0372196"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358350"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2"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1"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1"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352773"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40369467"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0366847"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0368824"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40347887"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40373465"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40343899" text:continue-list="list40370321"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0369990" text:continue-list="list40373465"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0357536"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0350451"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0357315"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0347949"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1"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356302"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365056"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0362790"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0363700"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1"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40360569"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40376199"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0344634"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0373185" text:continue-numbering="true" text:style-name="диалог">
        <text:list-item>
          <text:p text:style-name="P112"><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366266"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0362455"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1"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0353381" text:continue-numbering="true" text:style-name="диалог">
        <text:list-item>
          <text:p text:style-name="P96">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347959"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0367802"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0367608"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0356830"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0365697" text:continue-numbering="true" text:style-name="диалог">
        <text:list-item>
          <text:p text:style-name="P96">Ты в прошлый раз тоже говорила, что не повторится!</text:p>
          <text:p text:style-name="P78">*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0369156"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1"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0373216"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347920"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1"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356207"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0347137"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40347371"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0350014"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351808"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372664"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1"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0376454"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369773" text:continue-list="list40343899"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0370688" text:continue-list="list40376454"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0358623"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1"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0344362"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0364158"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356116"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0360977" text:continue-list="list40369773" text:style-name="список_20_перечисление">
        <text:list-item>
          <text:p text:style-name="P113">«альфа-самец» — образ парня, пользующийся успехом у женщин. Хвастун. Умник;</text:p>
        </text:list-item>
        <text:list-item>
          <text:p text:style-name="P113">«парень-жертва» — образ, который вечно ноет о том, как его пилит стерва-девушка;</text:p>
        </text:list-item>
        <text:list-item>
          <text:p text:style-name="P113">«парень-обаяшка» — образ парня, который безумно любит свою девушку и демонстрирует это широкой публике;</text:p>
        </text:list-item>
        <text:list-item>
          <text:p text:style-name="P113">«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3">«парень-бездушная сволочь» — образ «парня-обаяшки», только наедине с вами;</text:p>
        </text:list-item>
        <text:list-item>
          <text:p text:style-name="P113"><text:soft-page-break/>«Великийвсегдаправ!» — маска для получения повиновения. Самодовольный. Пафосный. Бескомпромисный. Категоричный;</text:p>
        </text:list-item>
        <text:list-item>
          <text:p text:style-name="P113">«дельта-самец» — маска для жалости: «Меня никто не понимает», «Я по жизни одиночка»;</text:p>
        </text:list-item>
        <text:list-item>
          <text:p text:style-name="P113">«немой парень» — когда не придумал, что сказать, <text:s/>а сделал вид, что не захотел и приготовился стать исчезнувшим парнем;</text:p>
        </text:list-item>
        <text:list-item>
          <text:p text:style-name="P113">«исчезнувший парень» — когда «немой парень» ушел играть роль «парня-жертвы»;</text:p>
        </text:list-item>
        <text:list-item>
          <text:p text:style-name="P113">«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1"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0343954" text:continue-list="list40356116"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0370076"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0348691"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344668"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0367652"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0371669"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40364247"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1"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0373758"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0363698"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0348684"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0351189" text:continue-numbering="true" text:style-name="диалог">
        <text:list-item>
          <text:p text:style-name="P96">Ты такая красивая! Фу!</text:p>
        </text:list-item>
        <text:list-item>
          <text:p text:style-name="P96">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366705" text:continue-numbering="true" text:style-name="диалог">
        <text:list-item>
          <text:p text:style-name="P96">Ты все придумываешь. Я такого не говорил...</text:p>
        </text:list-item>
      </text:list>
      <text:p text:style-name="P4">Потом висхолдинг:</text:p>
      <text:list xml:id="list40351848"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0375822"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40355241"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40376228"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0374270"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0364547"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347893" text:continue-numbering="true" text:style-name="диалог">
        <text:list-item>
          <text:p text:style-name="P96">Если ты пригласишь всех друзей, то это вызовет дискомфорт.</text:p>
        </text:list-item>
      </text:list>
      <text:p text:style-name="P4">То есть:</text:p>
      <text:list xml:id="list40370829"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0368687"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365833"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370797" text:continue-numbering="true" text:style-name="диалог">
        <text:list-item>
          <text:p text:style-name="P112"><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0346332"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0362092" text:continue-numbering="true" text:style-name="диалог">
        <text:list-item>
          <text:p text:style-name="P104">Ого, сколько нежности! Всегда бы так!</text:p>
        </text:list-item>
        <text:list-item>
          <text:p text:style-name="P104">Ммм... спасибо, милый! Ты настоящий джентльмен! Если бы еще дома так себя вел, то цены бы тебе не было!</text:p>
        </text:list-item>
        <text:list-item>
          <text:p text:style-name="P107"><text:span text:style-name="T11">Ты что, рисуешься перед друзьями?</text:span>!</text:p>
        </text:list-item>
        <text:list-item>
          <text:p text:style-name="P104">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1"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0369947" text:continue-list="list3857283612968017316" text:style-name="List_20_4">
        <text:list-item text:start-value="1">
          <text:p text:style-name="P108">Стимуляция жертвы на действия путем поощрения за выполнение обязанностей манипулятора.</text:p>
        </text:list-item>
      </text:list>
      <text:list xml:id="list40354091" text:continue-list="list40362092"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0367121" text:continue-list="list40369947" text:style-name="List_20_4">
        <text:list-item>
          <text:p text:style-name="P108">Стимуляция жертвы на действия путем благодарности за то, что жертва выполнила свои обязанности.</text:p>
        </text:list-item>
      </text:list>
      <text:list xml:id="list40351183" text:continue-list="list40354091"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03579421" text:continue-list="list40367121" text:style-name="List_20_4">
        <text:list-item>
          <text:p text:style-name="P108">Стимуляция жертвы на действия путем требований ответной реакции на его действия.</text:p>
        </text:list-item>
      </text:list>
      <text:list xml:id="list40359239" text:continue-list="list40351183"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349616"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0366164" text:continue-list="list403579421" text:style-name="List_20_4">
        <text:list-item>
          <text:p text:style-name="P108"><text:soft-page-break/>Стимуляция жертвы путем похвалы на самостоятельное выполнение общих обязанностей.</text:p>
        </text:list-item>
      </text:list>
      <text:list xml:id="list40360126" text:continue-list="list40349616"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40374955" text:continue-list="list40366164" text:style-name="List_20_4">
        <text:list-item>
          <text:p text:style-name="P108">Сглаживание последствий негативного поведения абьюзера.</text:p>
        </text:list-item>
      </text:list>
      <text:list xml:id="list40367314" text:continue-list="list40360126"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0346184"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0358688"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351268"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0372449"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0355834"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346801"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0353974"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0375709"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0345017"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348638"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0344882"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1"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1"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5285158948424490864" text:style-name="L3">
        <text:list-item>
          <text:p text:style-name="P134"><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9"><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5"><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5"><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5"><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1"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73285020818566057"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0">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0"><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0">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0">абьюзер считает, что у вас лишний вес и заставляет вас голодать;</text:p>
        </text:list-item>
        <text:list-item>
          <text:p text:style-name="P110">абьюзер создает условия, в которых заставляет вас мерзнуть: «Холодно? Приседай — быстрее согреешься!»;</text:p>
        </text:list-item>
        <text:list-item>
          <text:p text:style-name="P110">абьюзер мешает вам спать: «На том свете выспишься!»;</text:p>
        </text:list-item>
        <text:list-item>
          <text:p text:style-name="P110">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0372324" text:continue-list="list40344882"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0374785"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1"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1"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1"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0352138" text:continue-numbering="true" text:style-name="диалог">
        <text:list-item>
          <text:p text:style-name="P96">Так будет лучше для нас.</text:p>
        </text:list-item>
      </text:list>
      <text:p text:style-name="P4">Или:</text:p>
      <text:list xml:id="list40354828"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1"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0367793"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1" text:outline-level="3">Универсальные способы противостояния манипуляции.</text:h>
      <text:list xml:id="list40347630" text:continue-list="list40359987"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3"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0352167" text:continue-list="list40367793"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0358246"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0348642"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0361458" text:continue-numbering="true" text:style-name="диалог">
        <text:list-item>
          <text:p text:style-name="P106">На, только не плачь!</text:p>
        </text:list-item>
        <text:list-item>
          <text:p text:style-name="P106">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0357678" text:continue-numbering="true" text:style-name="диалог">
        <text:list-item>
          <text:p text:style-name="P106">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0354160" text:continue-numbering="true" text:style-name="диалог">
        <text:list-item>
          <text:p text:style-name="P106">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0354877" text:continue-numbering="true" text:style-name="диалог">
        <text:list-item>
          <text:p text:style-name="P106">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0365258" text:continue-numbering="true" text:style-name="диалог">
        <text:list-item>
          <text:p text:style-name="P106">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0363830" text:continue-numbering="true" text:style-name="диалог">
        <text:list-item>
          <text:p text:style-name="P106">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0355571" text:continue-numbering="true" text:style-name="диалог">
        <text:list-item>
          <text:p text:style-name="P106">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0368436" text:continue-numbering="true" text:style-name="диалог">
        <text:list-item>
          <text:p text:style-name="P106">Кто тебя такого полюбит!</text:p>
        </text:list-item>
        <text:list-item>
          <text:p text:style-name="P106">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0366773" text:continue-numbering="true" text:style-name="диалог">
        <text:list-item>
          <text:p text:style-name="P106">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0372059" text:continue-numbering="true" text:style-name="диалог">
        <text:list-item>
          <text:p text:style-name="P106">Почему Петя может, а ты нет?</text:p>
        </text:list-item>
        <text:list-item>
          <text:p text:style-name="P106">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0366122" text:continue-numbering="true" text:style-name="диалог">
        <text:list-item>
          <text:p text:style-name="P106">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0370921"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0361694"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0360804" text:continue-numbering="true" text:style-name="диалог">
        <text:list-item>
          <text:p text:style-name="P106">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0373716" text:continue-numbering="true" text:style-name="диалог">
        <text:list-item>
          <text:p text:style-name="P111">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40350444" text:continue-numbering="true" text:style-name="диалог">
        <text:list-item>
          <text:p text:style-name="P111">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0"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0349978" text:continue-numbering="true" text:style-name="диалог">
        <text:list-item>
          <text:p text:style-name="P104">Что это было?</text:p>
        </text:list-item>
        <text:list-item>
          <text:p text:style-name="P104">Почему это произошло со мной?</text:p>
        </text:list-item>
        <text:list-item>
          <text:p text:style-name="P104">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0355363" text:continue-numbering="true" text:style-name="диалог">
        <text:list-item>
          <text:p text:style-name="P104">Это притянуто за уши;</text:p>
        </text:list-item>
        <text:list-item>
          <text:p text:style-name="P104">Это абсолютная клевета;</text:p>
        </text:list-item>
        <text:list-item>
          <text:p text:style-name="P104">Она все это придумала;</text:p>
        </text:list-item>
        <text:list-item>
          <text:p text:style-name="P104">Это полный бред/абсурд;</text:p>
        </text:list-item>
        <text:list-item>
          <text:p text:style-name="P104">Это не стоит моего внимания;</text:p>
        </text:list-item>
        <text:list-item>
          <text:p text:style-name="P104"><text:soft-page-break/>Это просто смешно;</text:p>
        </text:list-item>
        <text:list-item>
          <text:p text:style-name="P104">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2">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2</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10-08T20:16:26.48</dc:date>
    <meta:editing-cycles>1573</meta:editing-cycles>
    <meta:editing-duration>P39DT15H35M2S</meta:editing-duration>
    <meta:document-statistic meta:table-count="1" meta:image-count="0" meta:object-count="0" meta:page-count="579" meta:paragraph-count="4124" meta:word-count="104599" meta:character-count="657415"/>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